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0544" calcext:value-type="float">
            <text:p>72.1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2632" calcext:value-type="float">
            <text:p>72.1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2528" calcext:value-type="float">
            <text:p>72.0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6328" calcext:value-type="float">
            <text:p>71.9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0128" calcext:value-type="float">
            <text:p>71.8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1736" calcext:value-type="float">
            <text:p>71.8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1904" calcext:value-type="float">
            <text:p>71.6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8168" calcext:value-type="float">
            <text:p>71.4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9776" calcext:value-type="float">
            <text:p>71.3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1384" calcext:value-type="float">
            <text:p>71.2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604" calcext:value-type="float">
            <text:p>71.1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3744" calcext:value-type="float">
            <text:p>71.1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0008" calcext:value-type="float">
            <text:p>70.9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4664" calcext:value-type="float">
            <text:p>70.8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932" calcext:value-type="float">
            <text:p>70.7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788" calcext:value-type="float">
            <text:p>70.6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6336" calcext:value-type="float">
            <text:p>70.5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8424" calcext:value-type="float">
            <text:p>70.4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5648" calcext:value-type="float">
            <text:p>70.3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8216" calcext:value-type="float">
            <text:p>70.3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9928" calcext:value-type="float">
            <text:p>70.2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7736" calcext:value-type="float">
            <text:p>70.2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4688" calcext:value-type="float">
            <text:p>70.2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4688" calcext:value-type="float">
            <text:p>70.2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3832" calcext:value-type="float">
            <text:p>70.2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0408" calcext:value-type="float">
            <text:p>70.3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8696" calcext:value-type="float">
            <text:p>70.3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0032" calcext:value-type="float">
            <text:p>70.3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0992" calcext:value-type="float">
            <text:p>70.4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7088" calcext:value-type="float">
            <text:p>70.4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6232" calcext:value-type="float">
            <text:p>70.4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8424" calcext:value-type="float">
            <text:p>70.4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6712" calcext:value-type="float">
            <text:p>70.4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1952" calcext:value-type="float">
            <text:p>70.4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4144" calcext:value-type="float">
            <text:p>70.4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3288" calcext:value-type="float">
            <text:p>70.5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9384" calcext:value-type="float">
            <text:p>70.5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8528" calcext:value-type="float">
            <text:p>70.5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4624" calcext:value-type="float">
            <text:p>70.5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7672" calcext:value-type="float">
            <text:p>70.5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3768" calcext:value-type="float">
            <text:p>70.5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6816" calcext:value-type="float">
            <text:p>70.5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9864" calcext:value-type="float">
            <text:p>70.5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6816" calcext:value-type="float">
            <text:p>70.5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1576" calcext:value-type="float">
            <text:p>70.5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2432" calcext:value-type="float">
            <text:p>70.5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6336" calcext:value-type="float">
            <text:p>70.5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1096" calcext:value-type="float">
            <text:p>70.4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5856" calcext:value-type="float">
            <text:p>70.4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6712" calcext:value-type="float">
            <text:p>70.4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452" calcext:value-type="float">
            <text:p>70.4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3184" calcext:value-type="float">
            <text:p>70.4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4416" calcext:value-type="float">
            <text:p>70.3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5648" calcext:value-type="float">
            <text:p>70.3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9072" calcext:value-type="float">
            <text:p>70.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4688" calcext:value-type="float">
            <text:p>70.2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7256" calcext:value-type="float">
            <text:p>70.2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068" calcext:value-type="float">
            <text:p>70.2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7152" calcext:value-type="float">
            <text:p>70.1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7528" calcext:value-type="float">
            <text:p>70.1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0848" calcext:value-type="float">
            <text:p>70.0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684" calcext:value-type="float">
            <text:p>69.9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4064" calcext:value-type="float">
            <text:p>69.8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6152" calcext:value-type="float">
            <text:p>69.7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9096" calcext:value-type="float">
            <text:p>69.7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9848" calcext:value-type="float">
            <text:p>69.6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7552" calcext:value-type="float">
            <text:p>69.5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1688" calcext:value-type="float">
            <text:p>69.1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3296" calcext:value-type="float">
            <text:p>69.0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8808" calcext:value-type="float">
            <text:p>68.9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0416" calcext:value-type="float">
            <text:p>68.8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5072" calcext:value-type="float">
            <text:p>68.7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6952" calcext:value-type="float">
            <text:p>68.5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2568" calcext:value-type="float">
            <text:p>68.5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1232" calcext:value-type="float">
            <text:p>68.5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9896" calcext:value-type="float">
            <text:p>68.5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1608" calcext:value-type="float">
            <text:p>68.4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6368" calcext:value-type="float">
            <text:p>68.4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1128" calcext:value-type="float">
            <text:p>68.4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9792" calcext:value-type="float">
            <text:p>68.4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1504" calcext:value-type="float">
            <text:p>68.4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3216" calcext:value-type="float">
            <text:p>68.4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7976" calcext:value-type="float">
            <text:p>68.3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8832" calcext:value-type="float">
            <text:p>68.3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2736" calcext:value-type="float">
            <text:p>68.3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664" calcext:value-type="float">
            <text:p>68.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0544" calcext:value-type="float">
            <text:p>68.3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14" calcext:value-type="float">
            <text:p>68.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9208" calcext:value-type="float">
            <text:p>68.3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0064" calcext:value-type="float">
            <text:p>68.3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0064" calcext:value-type="float">
            <text:p>68.3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3112" calcext:value-type="float">
            <text:p>68.3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3112" calcext:value-type="float">
            <text:p>68.3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7872" calcext:value-type="float">
            <text:p>68.3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044" calcext:value-type="float">
            <text:p>68.2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9104" calcext:value-type="float">
            <text:p>68.2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6056" calcext:value-type="float">
            <text:p>68.2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2152" calcext:value-type="float">
            <text:p>68.2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8248" calcext:value-type="float">
            <text:p>68.2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1296" calcext:value-type="float">
            <text:p>68.2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1296" calcext:value-type="float">
            <text:p>68.2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9104" calcext:value-type="float">
            <text:p>68.2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996" calcext:value-type="float">
            <text:p>68.2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0816" calcext:value-type="float">
            <text:p>68.2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8624" calcext:value-type="float">
            <text:p>68.2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6432" calcext:value-type="float">
            <text:p>68.2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7288" calcext:value-type="float">
            <text:p>68.2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1192" calcext:value-type="float">
            <text:p>68.2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5096" calcext:value-type="float">
            <text:p>68.2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8144" calcext:value-type="float">
            <text:p>68.2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1192" calcext:value-type="float">
            <text:p>68.2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7288" calcext:value-type="float">
            <text:p>68.2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8624" calcext:value-type="float">
            <text:p>68.2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996" calcext:value-type="float">
            <text:p>68.2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1296" calcext:value-type="float">
            <text:p>68.2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6536" calcext:value-type="float">
            <text:p>68.2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1776" calcext:value-type="float">
            <text:p>68.3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3112" calcext:value-type="float">
            <text:p>68.3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0544" calcext:value-type="float">
            <text:p>68.3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4072" calcext:value-type="float">
            <text:p>68.3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3696" calcext:value-type="float">
            <text:p>68.4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6368" calcext:value-type="float">
            <text:p>68.4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476" calcext:value-type="float">
            <text:p>68.5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3528" calcext:value-type="float">
            <text:p>68.6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3152" calcext:value-type="float">
            <text:p>68.6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0584" calcext:value-type="float">
            <text:p>68.6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8872" calcext:value-type="float">
            <text:p>68.6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2776" calcext:value-type="float">
            <text:p>68.6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4488" calcext:value-type="float">
            <text:p>68.6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9624" calcext:value-type="float">
            <text:p>68.6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2192" calcext:value-type="float">
            <text:p>68.5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8664" calcext:value-type="float">
            <text:p>68.5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1232" calcext:value-type="float">
            <text:p>68.5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9896" calcext:value-type="float">
            <text:p>68.5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4656" calcext:value-type="float">
            <text:p>68.4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5512" calcext:value-type="float">
            <text:p>68.4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9416" calcext:value-type="float">
            <text:p>68.4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0272" calcext:value-type="float">
            <text:p>68.4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4176" calcext:value-type="float">
            <text:p>68.4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5032" calcext:value-type="float">
            <text:p>68.4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5032" calcext:value-type="float">
            <text:p>68.4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808" calcext:value-type="float">
            <text:p>68.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7224" calcext:value-type="float">
            <text:p>68.4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2464" calcext:value-type="float">
            <text:p>68.4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0752" calcext:value-type="float">
            <text:p>68.5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6848" calcext:value-type="float">
            <text:p>68.5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38" calcext:value-type="float">
            <text:p>68.5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5-01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9896" calcext:value-type="float">
            <text:p>68.5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0312" calcext:value-type="float">
            <text:p>68.7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2504" calcext:value-type="float">
            <text:p>68.8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9456" calcext:value-type="float">
            <text:p>68.7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6408" calcext:value-type="float">
            <text:p>68.7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1168" calcext:value-type="float">
            <text:p>68.7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2024" calcext:value-type="float">
            <text:p>68.7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4216" calcext:value-type="float">
            <text:p>68.7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6408" calcext:value-type="float">
            <text:p>68.7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2504" calcext:value-type="float">
            <text:p>68.8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2608" calcext:value-type="float">
            <text:p>68.8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004" calcext:value-type="float">
            <text:p>68.9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6616" calcext:value-type="float">
            <text:p>68.9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3192" calcext:value-type="float">
            <text:p>68.9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3672" calcext:value-type="float">
            <text:p>69.0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1584" calcext:value-type="float">
            <text:p>69.0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9872" calcext:value-type="float">
            <text:p>69.0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6928" calcext:value-type="float">
            <text:p>69.1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436" calcext:value-type="float">
            <text:p>69.1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8744" calcext:value-type="float">
            <text:p>69.1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8472" calcext:value-type="float">
            <text:p>69.3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868" calcext:value-type="float">
            <text:p>69.4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3544" calcext:value-type="float">
            <text:p>69.5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3168" calcext:value-type="float">
            <text:p>69.5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2792" calcext:value-type="float">
            <text:p>69.5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8512" calcext:value-type="float">
            <text:p>69.6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1184" calcext:value-type="float">
            <text:p>69.6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0808" calcext:value-type="float">
            <text:p>69.7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9576" calcext:value-type="float">
            <text:p>69.7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2248" calcext:value-type="float">
            <text:p>69.8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1016" calcext:value-type="float">
            <text:p>69.8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9784" calcext:value-type="float">
            <text:p>69.8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9408" calcext:value-type="float">
            <text:p>69.9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5984" calcext:value-type="float">
            <text:p>69.9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6464" calcext:value-type="float">
            <text:p>70.0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3896" calcext:value-type="float">
            <text:p>70.0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5232" calcext:value-type="float">
            <text:p>70.0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1808" calcext:value-type="float">
            <text:p>70.0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7048" calcext:value-type="float">
            <text:p>70.1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8384" calcext:value-type="float">
            <text:p>70.1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3624" calcext:value-type="float">
            <text:p>70.1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02" calcext:value-type="float">
            <text:p>70.1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6296" calcext:value-type="float">
            <text:p>70.1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3248" calcext:value-type="float">
            <text:p>70.1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3248" calcext:value-type="float">
            <text:p>70.1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3728" calcext:value-type="float">
            <text:p>70.2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8112" calcext:value-type="float">
            <text:p>70.2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5544" calcext:value-type="float">
            <text:p>70.2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9072" calcext:value-type="float">
            <text:p>70.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5168" calcext:value-type="float">
            <text:p>70.3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4312" calcext:value-type="float">
            <text:p>70.3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0408" calcext:value-type="float">
            <text:p>70.3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0408" calcext:value-type="float">
            <text:p>70.3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1264" calcext:value-type="float">
            <text:p>70.3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8216" calcext:value-type="float">
            <text:p>70.3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8216" calcext:value-type="float">
            <text:p>70.3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4896" calcext:value-type="float">
            <text:p>70.4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0616" calcext:value-type="float">
            <text:p>70.4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9384" calcext:value-type="float">
            <text:p>70.5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5104" calcext:value-type="float">
            <text:p>70.5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3496" calcext:value-type="float">
            <text:p>70.6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7504" calcext:value-type="float">
            <text:p>70.7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1888" calcext:value-type="float">
            <text:p>70.7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2368" calcext:value-type="float">
            <text:p>70.7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5896" calcext:value-type="float">
            <text:p>70.7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028" calcext:value-type="float">
            <text:p>70.8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7712" calcext:value-type="float">
            <text:p>70.8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124" calcext:value-type="float">
            <text:p>70.8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4768" calcext:value-type="float">
            <text:p>70.9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6104" calcext:value-type="float">
            <text:p>70.9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4392" calcext:value-type="float">
            <text:p>70.9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268" calcext:value-type="float">
            <text:p>70.9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0968" calcext:value-type="float">
            <text:p>70.9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2304" calcext:value-type="float">
            <text:p>71.0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0592" calcext:value-type="float">
            <text:p>71.0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0216" calcext:value-type="float">
            <text:p>71.0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7648" calcext:value-type="float">
            <text:p>71.0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8984" calcext:value-type="float">
            <text:p>71.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8984" calcext:value-type="float">
            <text:p>71.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2888" calcext:value-type="float">
            <text:p>71.1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2888" calcext:value-type="float">
            <text:p>71.1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8128" calcext:value-type="float">
            <text:p>71.1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3368" calcext:value-type="float">
            <text:p>71.1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1656" calcext:value-type="float">
            <text:p>71.1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6896" calcext:value-type="float">
            <text:p>71.1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8232" calcext:value-type="float">
            <text:p>71.1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9568" calcext:value-type="float">
            <text:p>71.2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7" calcext:value-type="float">
            <text:p>71.2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5288" calcext:value-type="float">
            <text:p>71.2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5768" calcext:value-type="float">
            <text:p>71.2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7584" calcext:value-type="float">
            <text:p>71.3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2824" calcext:value-type="float">
            <text:p>71.3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8064" calcext:value-type="float">
            <text:p>71.3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3304" calcext:value-type="float">
            <text:p>71.3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8544" calcext:value-type="float">
            <text:p>71.4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3784" calcext:value-type="float">
            <text:p>71.4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8168" calcext:value-type="float">
            <text:p>71.4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1696" calcext:value-type="float">
            <text:p>71.4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132" calcext:value-type="float">
            <text:p>71.5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0088" calcext:value-type="float">
            <text:p>71.5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5808" calcext:value-type="float">
            <text:p>71.6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7624" calcext:value-type="float">
            <text:p>71.6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0296" calcext:value-type="float">
            <text:p>71.7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9064" calcext:value-type="float">
            <text:p>71.7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2696" calcext:value-type="float">
            <text:p>71.8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4512" calcext:value-type="float">
            <text:p>71.9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852" calcext:value-type="float">
            <text:p>71.9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6432" calcext:value-type="float">
            <text:p>72.0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044" calcext:value-type="float">
            <text:p>72.1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9208" calcext:value-type="float">
            <text:p>72.1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656" calcext:value-type="float">
            <text:p>72.6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4904" calcext:value-type="float">
            <text:p>72.7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6824" calcext:value-type="float">
            <text:p>72.8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8432" calcext:value-type="float">
            <text:p>72.7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4904" calcext:value-type="float">
            <text:p>72.7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1376" calcext:value-type="float">
            <text:p>72.7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1752" calcext:value-type="float">
            <text:p>72.6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1272" calcext:value-type="float">
            <text:p>72.6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3256" calcext:value-type="float">
            <text:p>72.5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4488" calcext:value-type="float">
            <text:p>72.4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8392" calcext:value-type="float">
            <text:p>72.4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5344" calcext:value-type="float">
            <text:p>72.4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62" calcext:value-type="float">
            <text:p>72.4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62" calcext:value-type="float">
            <text:p>72.4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9248" calcext:value-type="float">
            <text:p>72.4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4488" calcext:value-type="float">
            <text:p>72.4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656" calcext:value-type="float">
            <text:p>72.6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2232" calcext:value-type="float">
            <text:p>72.7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1856" calcext:value-type="float">
            <text:p>72.7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8432" calcext:value-type="float">
            <text:p>72.7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3128" calcext:value-type="float">
            <text:p>73.0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3232" calcext:value-type="float">
            <text:p>73.1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1144" calcext:value-type="float">
            <text:p>73.1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584" calcext:value-type="float">
            <text:p>73.2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3064" calcext:value-type="float">
            <text:p>73.2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2896" calcext:value-type="float">
            <text:p>73.4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6424" calcext:value-type="float">
            <text:p>73.4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5192" calcext:value-type="float">
            <text:p>73.5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6152" calcext:value-type="float">
            <text:p>73.6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1016" calcext:value-type="float">
            <text:p>73.6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588" calcext:value-type="float">
            <text:p>73.7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9888" calcext:value-type="float">
            <text:p>73.7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6944" calcext:value-type="float">
            <text:p>73.8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1912" calcext:value-type="float">
            <text:p>73.9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8968" calcext:value-type="float">
            <text:p>74.0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6024" calcext:value-type="float">
            <text:p>74.1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9176" calcext:value-type="float">
            <text:p>74.1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0136" calcext:value-type="float">
            <text:p>74.2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5" calcext:value-type="float">
            <text:p>74.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5584" calcext:value-type="float">
            <text:p>74.3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6544" calcext:value-type="float">
            <text:p>74.4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6648" calcext:value-type="float">
            <text:p>74.5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456" calcext:value-type="float">
            <text:p>74.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2472" calcext:value-type="float">
            <text:p>74.6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0384" calcext:value-type="float">
            <text:p>74.7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5248" calcext:value-type="float">
            <text:p>74.7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792" calcext:value-type="float">
            <text:p>74.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6208" calcext:value-type="float">
            <text:p>74.8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792" calcext:value-type="float">
            <text:p>74.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4392" calcext:value-type="float">
            <text:p>74.7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4768" calcext:value-type="float">
            <text:p>74.7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124" calcext:value-type="float">
            <text:p>74.6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7712" calcext:value-type="float">
            <text:p>74.6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9424" calcext:value-type="float">
            <text:p>74.6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8088" calcext:value-type="float">
            <text:p>74.6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0656" calcext:value-type="float">
            <text:p>74.5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0176" calcext:value-type="float">
            <text:p>74.5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1408" calcext:value-type="float">
            <text:p>74.5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5208" calcext:value-type="float">
            <text:p>74.4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5104" calcext:value-type="float">
            <text:p>74.3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7192" calcext:value-type="float">
            <text:p>74.3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8424" calcext:value-type="float">
            <text:p>74.2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1368" calcext:value-type="float">
            <text:p>74.1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5064" calcext:value-type="float">
            <text:p>74.0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3624" calcext:value-type="float">
            <text:p>73.9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5232" calcext:value-type="float">
            <text:p>73.8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2936" calcext:value-type="float">
            <text:p>73.7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3688" calcext:value-type="float">
            <text:p>73.7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7864" calcext:value-type="float">
            <text:p>73.5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4336" calcext:value-type="float">
            <text:p>73.5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3376" calcext:value-type="float">
            <text:p>73.4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5088" calcext:value-type="float">
            <text:p>73.4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3752" calcext:value-type="float">
            <text:p>73.4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6592" calcext:value-type="float">
            <text:p>73.3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392" calcext:value-type="float">
            <text:p>73.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7344" calcext:value-type="float">
            <text:p>73.2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6008" calcext:value-type="float">
            <text:p>73.2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2104" calcext:value-type="float">
            <text:p>73.2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6488" calcext:value-type="float">
            <text:p>73.2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6968" calcext:value-type="float">
            <text:p>73.2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1352" calcext:value-type="float">
            <text:p>73.3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1832" calcext:value-type="float">
            <text:p>73.3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0976" calcext:value-type="float">
            <text:p>73.3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5736" calcext:value-type="float">
            <text:p>73.3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6592" calcext:value-type="float">
            <text:p>73.3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0496" calcext:value-type="float">
            <text:p>73.3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2208" calcext:value-type="float">
            <text:p>73.2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392" calcext:value-type="float">
            <text:p>73.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4296" calcext:value-type="float">
            <text:p>73.2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1624" calcext:value-type="float">
            <text:p>73.1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3336" calcext:value-type="float">
            <text:p>73.1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5904" calcext:value-type="float">
            <text:p>73.1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2376" calcext:value-type="float">
            <text:p>73.1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4944" calcext:value-type="float">
            <text:p>73.0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4464" calcext:value-type="float">
            <text:p>73.0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7032" calcext:value-type="float">
            <text:p>73.0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7472" calcext:value-type="float">
            <text:p>72.7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2296" calcext:value-type="float">
            <text:p>72.4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2672" calcext:value-type="float">
            <text:p>72.4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6952" calcext:value-type="float">
            <text:p>72.3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5136" calcext:value-type="float">
            <text:p>72.3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9416" calcext:value-type="float">
            <text:p>72.2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8936" calcext:value-type="float">
            <text:p>72.2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5784" calcext:value-type="float">
            <text:p>72.1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9688" calcext:value-type="float">
            <text:p>72.1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9688" calcext:value-type="float">
            <text:p>72.1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7976" calcext:value-type="float">
            <text:p>72.1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9688" calcext:value-type="float">
            <text:p>72.1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2256" calcext:value-type="float">
            <text:p>72.1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4824" calcext:value-type="float">
            <text:p>72.1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1296" calcext:value-type="float">
            <text:p>72.0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6056" calcext:value-type="float">
            <text:p>72.0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6912" calcext:value-type="float">
            <text:p>72.0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3864" calcext:value-type="float">
            <text:p>72.0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0816" calcext:value-type="float">
            <text:p>72.0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7768" calcext:value-type="float">
            <text:p>72.0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1672" calcext:value-type="float">
            <text:p>72.0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7768" calcext:value-type="float">
            <text:p>72.0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7768" calcext:value-type="float">
            <text:p>72.0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1672" calcext:value-type="float">
            <text:p>72.0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948" calcext:value-type="float">
            <text:p>72.0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0336" calcext:value-type="float">
            <text:p>72.0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5096" calcext:value-type="float">
            <text:p>72.0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5952" calcext:value-type="float">
            <text:p>72.0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4616" calcext:value-type="float">
            <text:p>71.9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2424" calcext:value-type="float">
            <text:p>71.9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7184" calcext:value-type="float">
            <text:p>71.9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2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852" calcext:value-type="float">
            <text:p>71.9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4136" calcext:value-type="float">
            <text:p>71.9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4136" calcext:value-type="float">
            <text:p>71.9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804" calcext:value-type="float">
            <text:p>71.9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8896" calcext:value-type="float">
            <text:p>71.9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8896" calcext:value-type="float">
            <text:p>71.9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8896" calcext:value-type="float">
            <text:p>71.9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804" calcext:value-type="float">
            <text:p>71.9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1088" calcext:value-type="float">
            <text:p>71.9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4136" calcext:value-type="float">
            <text:p>71.9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0232" calcext:value-type="float">
            <text:p>71.9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9376" calcext:value-type="float">
            <text:p>71.9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4616" calcext:value-type="float">
            <text:p>71.9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0712" calcext:value-type="float">
            <text:p>71.9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2904" calcext:value-type="float">
            <text:p>72.0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5096" calcext:value-type="float">
            <text:p>72.0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0336" calcext:value-type="float">
            <text:p>72.0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5576" calcext:value-type="float">
            <text:p>72.0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3864" calcext:value-type="float">
            <text:p>72.0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2152" calcext:value-type="float">
            <text:p>72.0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9104" calcext:value-type="float">
            <text:p>72.0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9104" calcext:value-type="float">
            <text:p>72.0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8248" calcext:value-type="float">
            <text:p>72.0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7392" calcext:value-type="float">
            <text:p>72.0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6536" calcext:value-type="float">
            <text:p>72.1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1776" calcext:value-type="float">
            <text:p>72.1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3968" calcext:value-type="float">
            <text:p>72.1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3112" calcext:value-type="float">
            <text:p>72.1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2256" calcext:value-type="float">
            <text:p>72.1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5304" calcext:value-type="float">
            <text:p>72.1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5304" calcext:value-type="float">
            <text:p>72.1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14" calcext:value-type="float">
            <text:p>72.1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3592" calcext:value-type="float">
            <text:p>72.1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9688" calcext:value-type="float">
            <text:p>72.1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0544" calcext:value-type="float">
            <text:p>72.1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5304" calcext:value-type="float">
            <text:p>72.1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3968" calcext:value-type="float">
            <text:p>72.1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7392" calcext:value-type="float">
            <text:p>72.0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3864" calcext:value-type="float">
            <text:p>72.0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5576" calcext:value-type="float">
            <text:p>72.0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5576" calcext:value-type="float">
            <text:p>72.0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6056" calcext:value-type="float">
            <text:p>72.0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6536" calcext:value-type="float">
            <text:p>72.1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7872" calcext:value-type="float">
            <text:p>72.1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0064" calcext:value-type="float">
            <text:p>72.1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9208" calcext:value-type="float">
            <text:p>72.1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3592" calcext:value-type="float">
            <text:p>72.1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8936" calcext:value-type="float">
            <text:p>72.2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5992" calcext:value-type="float">
            <text:p>72.3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1232" calcext:value-type="float">
            <text:p>72.3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1712" calcext:value-type="float">
            <text:p>72.3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9624" calcext:value-type="float">
            <text:p>72.4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2296" calcext:value-type="float">
            <text:p>72.4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5176" calcext:value-type="float">
            <text:p>72.6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4424" calcext:value-type="float">
            <text:p>72.7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4528" calcext:value-type="float">
            <text:p>72.8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6824" calcext:value-type="float">
            <text:p>72.8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4464" calcext:value-type="float">
            <text:p>73.0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9808" calcext:value-type="float">
            <text:p>73.1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6008" calcext:value-type="float">
            <text:p>73.2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2208" calcext:value-type="float">
            <text:p>73.2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252" calcext:value-type="float">
            <text:p>73.5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6528" calcext:value-type="float">
            <text:p>73.5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3584" calcext:value-type="float">
            <text:p>73.6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54" calcext:value-type="float">
            <text:p>73.6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7216" calcext:value-type="float">
            <text:p>73.7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9032" calcext:value-type="float">
            <text:p>73.7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1704" calcext:value-type="float">
            <text:p>73.8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7424" calcext:value-type="float">
            <text:p>73.8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0096" calcext:value-type="float">
            <text:p>73.9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2768" calcext:value-type="float">
            <text:p>73.9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9344" calcext:value-type="float">
            <text:p>73.9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9824" calcext:value-type="float">
            <text:p>74.0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0304" calcext:value-type="float">
            <text:p>74.0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3832" calcext:value-type="float">
            <text:p>74.0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0408" calcext:value-type="float">
            <text:p>74.1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3936" calcext:value-type="float">
            <text:p>74.1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4416" calcext:value-type="float">
            <text:p>74.1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7088" calcext:value-type="float">
            <text:p>74.2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2808" calcext:value-type="float">
            <text:p>74.2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548" calcext:value-type="float">
            <text:p>74.3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8152" calcext:value-type="float">
            <text:p>74.3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3016" calcext:value-type="float">
            <text:p>74.4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7024" calcext:value-type="float">
            <text:p>74.4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408" calcext:value-type="float">
            <text:p>74.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9424" calcext:value-type="float">
            <text:p>74.6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7816" calcext:value-type="float">
            <text:p>74.7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2888" calcext:value-type="float">
            <text:p>74.9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4704" calcext:value-type="float">
            <text:p>74.9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4328" calcext:value-type="float">
            <text:p>75.0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3096" calcext:value-type="float">
            <text:p>75.0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5768" calcext:value-type="float">
            <text:p>75.1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7104" calcext:value-type="float">
            <text:p>75.1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844" calcext:value-type="float">
            <text:p>75.1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6728" calcext:value-type="float">
            <text:p>75.1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8064" calcext:value-type="float">
            <text:p>75.1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6352" calcext:value-type="float">
            <text:p>75.2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7688" calcext:value-type="float">
            <text:p>75.2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1216" calcext:value-type="float">
            <text:p>75.2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084" calcext:value-type="float">
            <text:p>75.3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132" calcext:value-type="float">
            <text:p>75.3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8752" calcext:value-type="float">
            <text:p>75.3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6184" calcext:value-type="float">
            <text:p>75.3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9712" calcext:value-type="float">
            <text:p>75.4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0192" calcext:value-type="float">
            <text:p>75.4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9816" calcext:value-type="float">
            <text:p>75.4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9064" calcext:value-type="float">
            <text:p>75.5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6976" calcext:value-type="float">
            <text:p>75.6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0984" calcext:value-type="float">
            <text:p>75.6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804" calcext:value-type="float">
            <text:p>75.7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9" calcext:value-type="float">
            <text:p>75.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5616" calcext:value-type="float">
            <text:p>76.1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62" calcext:value-type="float">
            <text:p>76.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5176" calcext:value-type="float">
            <text:p>76.4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7304" calcext:value-type="float">
            <text:p>76.7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2792" calcext:value-type="float">
            <text:p>77.2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7656" calcext:value-type="float">
            <text:p>77.2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5088" calcext:value-type="float">
            <text:p>77.2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9472" calcext:value-type="float">
            <text:p>77.3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5192" calcext:value-type="float">
            <text:p>77.3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2144" calcext:value-type="float">
            <text:p>77.3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9096" calcext:value-type="float">
            <text:p>77.3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3" calcext:value-type="float">
            <text:p>77.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5568" calcext:value-type="float">
            <text:p>77.3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5944" calcext:value-type="float">
            <text:p>77.2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1288" calcext:value-type="float">
            <text:p>77.3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1392" calcext:value-type="float">
            <text:p>77.4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1536" calcext:value-type="float">
            <text:p>77.8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1368" calcext:value-type="float">
            <text:p>78.0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0512" calcext:value-type="float">
            <text:p>78.0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0032" calcext:value-type="float">
            <text:p>77.9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8552" calcext:value-type="float">
            <text:p>77.5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1184" calcext:value-type="float">
            <text:p>77.2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8392" calcext:value-type="float">
            <text:p>76.2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5848" calcext:value-type="float">
            <text:p>75.7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4304" calcext:value-type="float">
            <text:p>75.5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1424" calcext:value-type="float">
            <text:p>75.4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2448" calcext:value-type="float">
            <text:p>75.2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7856" calcext:value-type="float">
            <text:p>75.0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5456" calcext:value-type="float">
            <text:p>74.8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5248" calcext:value-type="float">
            <text:p>74.7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1136" calcext:value-type="float">
            <text:p>74.6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2264" calcext:value-type="float">
            <text:p>74.5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5584" calcext:value-type="float">
            <text:p>74.3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5" calcext:value-type="float">
            <text:p>74.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7464" calcext:value-type="float">
            <text:p>74.1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0784" calcext:value-type="float">
            <text:p>74.0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8008" calcext:value-type="float">
            <text:p>73.9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6944" calcext:value-type="float">
            <text:p>73.8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7592" calcext:value-type="float">
            <text:p>73.6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9096" calcext:value-type="float">
            <text:p>73.5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4776" calcext:value-type="float">
            <text:p>73.2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9664" calcext:value-type="float">
            <text:p>72.7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3424" calcext:value-type="float">
            <text:p>72.3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092" calcext:value-type="float">
            <text:p>72.1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1192" calcext:value-type="float">
            <text:p>72.0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1464" calcext:value-type="float">
            <text:p>71.9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7832" calcext:value-type="float">
            <text:p>71.8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1152" calcext:value-type="float">
            <text:p>71.7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424" calcext:value-type="float">
            <text:p>71.5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8648" calcext:value-type="float">
            <text:p>71.4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5872" calcext:value-type="float">
            <text:p>71.3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6144" calcext:value-type="float">
            <text:p>71.2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556" calcext:value-type="float">
            <text:p>71.1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7168" calcext:value-type="float">
            <text:p>71.0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8672" calcext:value-type="float">
            <text:p>70.9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8568" calcext:value-type="float">
            <text:p>70.8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5416" calcext:value-type="float">
            <text:p>70.7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4456" calcext:value-type="float">
            <text:p>70.7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3496" calcext:value-type="float">
            <text:p>70.6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5584" calcext:value-type="float">
            <text:p>70.5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7672" calcext:value-type="float">
            <text:p>70.5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7944" calcext:value-type="float">
            <text:p>70.4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7464" calcext:value-type="float">
            <text:p>70.3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6984" calcext:value-type="float">
            <text:p>70.3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3936" calcext:value-type="float">
            <text:p>70.3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6984" calcext:value-type="float">
            <text:p>70.3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0032" calcext:value-type="float">
            <text:p>70.3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0032" calcext:value-type="float">
            <text:p>70.3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6128" calcext:value-type="float">
            <text:p>70.3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2224" calcext:value-type="float">
            <text:p>70.3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0512" calcext:value-type="float">
            <text:p>70.3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6608" calcext:value-type="float">
            <text:p>70.3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404" calcext:value-type="float">
            <text:p>70.4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3184" calcext:value-type="float">
            <text:p>70.4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5376" calcext:value-type="float">
            <text:p>70.4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7568" calcext:value-type="float">
            <text:p>70.4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6712" calcext:value-type="float">
            <text:p>70.4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4144" calcext:value-type="float">
            <text:p>70.4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1576" calcext:value-type="float">
            <text:p>70.5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6648" calcext:value-type="float">
            <text:p>70.7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0656" calcext:value-type="float">
            <text:p>70.7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4664" calcext:value-type="float">
            <text:p>70.8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8672" calcext:value-type="float">
            <text:p>70.9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5728" calcext:value-type="float">
            <text:p>70.9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7544" calcext:value-type="float">
            <text:p>71.0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0216" calcext:value-type="float">
            <text:p>71.0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8608" calcext:value-type="float">
            <text:p>71.1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7376" calcext:value-type="float">
            <text:p>71.2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3096" calcext:value-type="float">
            <text:p>71.2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5768" calcext:value-type="float">
            <text:p>71.2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4536" calcext:value-type="float">
            <text:p>71.3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3304" calcext:value-type="float">
            <text:p>71.3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3784" calcext:value-type="float">
            <text:p>71.4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7312" calcext:value-type="float">
            <text:p>71.4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1696" calcext:value-type="float">
            <text:p>71.4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2176" calcext:value-type="float">
            <text:p>71.5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2656" calcext:value-type="float">
            <text:p>71.5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0088" calcext:value-type="float">
            <text:p>71.5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1904" calcext:value-type="float">
            <text:p>71.6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9336" calcext:value-type="float">
            <text:p>71.6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42" calcext:value-type="float">
            <text:p>71.7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1632" calcext:value-type="float">
            <text:p>71.7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6016" calcext:value-type="float">
            <text:p>71.7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3448" calcext:value-type="float">
            <text:p>71.7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8688" calcext:value-type="float">
            <text:p>71.7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9168" calcext:value-type="float">
            <text:p>71.8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5264" calcext:value-type="float">
            <text:p>71.8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4408" calcext:value-type="float">
            <text:p>71.8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7456" calcext:value-type="float">
            <text:p>71.8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0504" calcext:value-type="float">
            <text:p>71.8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3552" calcext:value-type="float">
            <text:p>71.8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9648" calcext:value-type="float">
            <text:p>71.8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5744" calcext:value-type="float">
            <text:p>71.8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7936" calcext:value-type="float">
            <text:p>71.8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708" calcext:value-type="float">
            <text:p>71.8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756" calcext:value-type="float">
            <text:p>71.9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9752" calcext:value-type="float">
            <text:p>71.9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4992" calcext:value-type="float">
            <text:p>71.9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4136" calcext:value-type="float">
            <text:p>71.9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0232" calcext:value-type="float">
            <text:p>71.9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804" calcext:value-type="float">
            <text:p>71.9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6704" calcext:value-type="float">
            <text:p>71.9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4784" calcext:value-type="float">
            <text:p>71.8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516" calcext:value-type="float">
            <text:p>71.7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6872" calcext:value-type="float">
            <text:p>71.7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5536" calcext:value-type="float">
            <text:p>71.7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6392" calcext:value-type="float">
            <text:p>71.7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7248" calcext:value-type="float">
            <text:p>71.7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1152" calcext:value-type="float">
            <text:p>71.7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5912" calcext:value-type="float">
            <text:p>71.6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9336" calcext:value-type="float">
            <text:p>71.6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4952" calcext:value-type="float">
            <text:p>71.6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424" calcext:value-type="float">
            <text:p>71.5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18" calcext:value-type="float">
            <text:p>71.5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2176" calcext:value-type="float">
            <text:p>71.5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2552" calcext:value-type="float">
            <text:p>71.4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988" calcext:value-type="float">
            <text:p>71.4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6352" calcext:value-type="float">
            <text:p>71.3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892" calcext:value-type="float">
            <text:p>71.3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0632" calcext:value-type="float">
            <text:p>71.3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844" calcext:value-type="float">
            <text:p>71.3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2344" calcext:value-type="float">
            <text:p>71.3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2344" calcext:value-type="float">
            <text:p>71.3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9296" calcext:value-type="float">
            <text:p>71.3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0152" calcext:value-type="float">
            <text:p>71.3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4056" calcext:value-type="float">
            <text:p>71.3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4056" calcext:value-type="float">
            <text:p>71.3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2344" calcext:value-type="float">
            <text:p>71.3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1488" calcext:value-type="float">
            <text:p>71.3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0632" calcext:value-type="float">
            <text:p>71.3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9776" calcext:value-type="float">
            <text:p>71.3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5016" calcext:value-type="float">
            <text:p>71.3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7208" calcext:value-type="float">
            <text:p>71.3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2-0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2928" calcext:value-type="float">
            <text:p>71.4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7688" calcext:value-type="float">
            <text:p>71.4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9024" calcext:value-type="float">
            <text:p>71.4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4264" calcext:value-type="float">
            <text:p>71.4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2552" calcext:value-type="float">
            <text:p>71.4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7792" calcext:value-type="float">
            <text:p>71.4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9128" calcext:value-type="float">
            <text:p>71.5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0464" calcext:value-type="float">
            <text:p>71.5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18" calcext:value-type="float">
            <text:p>71.5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8376" calcext:value-type="float">
            <text:p>71.5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424" calcext:value-type="float">
            <text:p>71.5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424" calcext:value-type="float">
            <text:p>71.5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5328" calcext:value-type="float">
            <text:p>71.5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3992" calcext:value-type="float">
            <text:p>71.5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18" calcext:value-type="float">
            <text:p>71.5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5704" calcext:value-type="float">
            <text:p>71.5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5704" calcext:value-type="float">
            <text:p>71.5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18" calcext:value-type="float">
            <text:p>71.5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7896" calcext:value-type="float">
            <text:p>71.5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424" calcext:value-type="float">
            <text:p>71.5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9712" calcext:value-type="float">
            <text:p>71.6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6288" calcext:value-type="float">
            <text:p>71.6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42" calcext:value-type="float">
            <text:p>71.7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2488" calcext:value-type="float">
            <text:p>71.7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0776" calcext:value-type="float">
            <text:p>71.7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8208" calcext:value-type="float">
            <text:p>71.7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8688" calcext:value-type="float">
            <text:p>71.7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612" calcext:value-type="float">
            <text:p>71.8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3552" calcext:value-type="float">
            <text:p>71.8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6224" calcext:value-type="float">
            <text:p>71.8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3656" calcext:value-type="float">
            <text:p>71.9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7184" calcext:value-type="float">
            <text:p>71.9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7664" calcext:value-type="float">
            <text:p>71.9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0336" calcext:value-type="float">
            <text:p>72.0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8352" calcext:value-type="float">
            <text:p>72.1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7704" calcext:value-type="float">
            <text:p>72.3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1816" calcext:value-type="float">
            <text:p>72.4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1752" calcext:value-type="float">
            <text:p>72.6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7952" calcext:value-type="float">
            <text:p>72.7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2272" calcext:value-type="float">
            <text:p>73.0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8472" calcext:value-type="float">
            <text:p>73.1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8096" calcext:value-type="float">
            <text:p>73.1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3816" calcext:value-type="float">
            <text:p>73.2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584" calcext:value-type="float">
            <text:p>73.2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3544" calcext:value-type="float">
            <text:p>73.3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0432" calcext:value-type="float">
            <text:p>73.5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7488" calcext:value-type="float">
            <text:p>73.6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3688" calcext:value-type="float">
            <text:p>73.7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9408" calcext:value-type="float">
            <text:p>73.7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1224" calcext:value-type="float">
            <text:p>73.8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2184" calcext:value-type="float">
            <text:p>73.8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972" calcext:value-type="float">
            <text:p>73.9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9344" calcext:value-type="float">
            <text:p>73.9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164" calcext:value-type="float">
            <text:p>74.0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6504" calcext:value-type="float">
            <text:p>74.1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2224" calcext:value-type="float">
            <text:p>74.1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7944" calcext:value-type="float">
            <text:p>74.2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1472" calcext:value-type="float">
            <text:p>74.2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1952" calcext:value-type="float">
            <text:p>74.2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6336" calcext:value-type="float">
            <text:p>74.3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644" calcext:value-type="float">
            <text:p>74.3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7776" calcext:value-type="float">
            <text:p>74.4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3016" calcext:value-type="float">
            <text:p>74.4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6064" calcext:value-type="float">
            <text:p>74.4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3872" calcext:value-type="float">
            <text:p>74.4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0824" calcext:value-type="float">
            <text:p>74.4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3872" calcext:value-type="float">
            <text:p>74.4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8632" calcext:value-type="float">
            <text:p>74.3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644" calcext:value-type="float">
            <text:p>74.3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9864" calcext:value-type="float">
            <text:p>74.3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8048" calcext:value-type="float">
            <text:p>74.2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0136" calcext:value-type="float">
            <text:p>74.2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832" calcext:value-type="float">
            <text:p>74.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1744" calcext:value-type="float">
            <text:p>74.1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1264" calcext:value-type="float">
            <text:p>74.1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688" calcext:value-type="float">
            <text:p>74.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164" calcext:value-type="float">
            <text:p>74.0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9448" calcext:value-type="float">
            <text:p>74.0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7256" calcext:value-type="float">
            <text:p>74.0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5064" calcext:value-type="float">
            <text:p>74.0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8968" calcext:value-type="float">
            <text:p>74.0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9824" calcext:value-type="float">
            <text:p>74.0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1536" calcext:value-type="float">
            <text:p>74.0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8488" calcext:value-type="float">
            <text:p>74.0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6296" calcext:value-type="float">
            <text:p>73.9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4104" calcext:value-type="float">
            <text:p>73.9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5816" calcext:value-type="float">
            <text:p>73.9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7528" calcext:value-type="float">
            <text:p>73.9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924" calcext:value-type="float">
            <text:p>73.9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1808" calcext:value-type="float">
            <text:p>73.9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9136" calcext:value-type="float">
            <text:p>73.8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0848" calcext:value-type="float">
            <text:p>73.8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78" calcext:value-type="float">
            <text:p>73.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6944" calcext:value-type="float">
            <text:p>73.8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2184" calcext:value-type="float">
            <text:p>73.8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4376" calcext:value-type="float">
            <text:p>73.8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6568" calcext:value-type="float">
            <text:p>73.8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7904" calcext:value-type="float">
            <text:p>73.9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972" calcext:value-type="float">
            <text:p>73.9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02" calcext:value-type="float">
            <text:p>73.9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068" calcext:value-type="float">
            <text:p>74.0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5064" calcext:value-type="float">
            <text:p>74.0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4208" calcext:value-type="float">
            <text:p>74.0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3352" calcext:value-type="float">
            <text:p>74.0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2496" calcext:value-type="float">
            <text:p>74.0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164" calcext:value-type="float">
            <text:p>74.0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688" calcext:value-type="float">
            <text:p>74.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8216" calcext:value-type="float">
            <text:p>74.1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26" calcext:value-type="float">
            <text:p>74.1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2224" calcext:value-type="float">
            <text:p>74.1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7944" calcext:value-type="float">
            <text:p>74.2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976" calcext:value-type="float">
            <text:p>74.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6816" calcext:value-type="float">
            <text:p>74.3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4728" calcext:value-type="float">
            <text:p>74.4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4832" calcext:value-type="float">
            <text:p>74.4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1032" calcext:value-type="float">
            <text:p>74.5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7232" calcext:value-type="float">
            <text:p>74.6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0384" calcext:value-type="float">
            <text:p>74.7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0488" calcext:value-type="float">
            <text:p>74.7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4496" calcext:value-type="float">
            <text:p>74.8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7648" calcext:value-type="float">
            <text:p>74.9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4704" calcext:value-type="float">
            <text:p>74.9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7856" calcext:value-type="float">
            <text:p>75.0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796" calcext:value-type="float">
            <text:p>75.1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8064" calcext:value-type="float">
            <text:p>75.1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512" calcext:value-type="float">
            <text:p>75.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9128" calcext:value-type="float">
            <text:p>75.3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704" calcext:value-type="float">
            <text:p>75.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8" calcext:value-type="float">
            <text:p>75.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42" calcext:value-type="float">
            <text:p>75.5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9648" calcext:value-type="float">
            <text:p>75.6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1944" calcext:value-type="float">
            <text:p>75.7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9" calcext:value-type="float">
            <text:p>75.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4072" calcext:value-type="float">
            <text:p>76.0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7184" calcext:value-type="float">
            <text:p>75.7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7936" calcext:value-type="float">
            <text:p>75.6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7624" calcext:value-type="float">
            <text:p>75.4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0568" calcext:value-type="float">
            <text:p>75.4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228" calcext:value-type="float">
            <text:p>75.3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18" calcext:value-type="float">
            <text:p>75.3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8272" calcext:value-type="float">
            <text:p>75.3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8648" calcext:value-type="float">
            <text:p>75.2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2072" calcext:value-type="float">
            <text:p>75.2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0736" calcext:value-type="float">
            <text:p>75.2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464" calcext:value-type="float">
            <text:p>75.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464" calcext:value-type="float">
            <text:p>75.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1592" calcext:value-type="float">
            <text:p>75.2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94" calcext:value-type="float">
            <text:p>75.2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8064" calcext:value-type="float">
            <text:p>75.1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2824" calcext:value-type="float">
            <text:p>75.1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0632" calcext:value-type="float">
            <text:p>75.1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1488" calcext:value-type="float">
            <text:p>75.1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796" calcext:value-type="float">
            <text:p>75.1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748" calcext:value-type="float">
            <text:p>75.0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2616" calcext:value-type="float">
            <text:p>75.0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8608" calcext:value-type="float">
            <text:p>74.9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3368" calcext:value-type="float">
            <text:p>74.9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4496" calcext:value-type="float">
            <text:p>74.8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5728" calcext:value-type="float">
            <text:p>74.7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696" calcext:value-type="float">
            <text:p>74.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8192" calcext:value-type="float">
            <text:p>74.6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6376" calcext:value-type="float">
            <text:p>74.6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0656" calcext:value-type="float">
            <text:p>74.5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1888" calcext:value-type="float">
            <text:p>74.5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2264" calcext:value-type="float">
            <text:p>74.5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5688" calcext:value-type="float">
            <text:p>74.4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1304" calcext:value-type="float">
            <text:p>74.4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3872" calcext:value-type="float">
            <text:p>74.4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4248" calcext:value-type="float">
            <text:p>74.3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8528" calcext:value-type="float">
            <text:p>74.3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0616" calcext:value-type="float">
            <text:p>74.2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356" calcext:value-type="float">
            <text:p>74.2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3456" calcext:value-type="float">
            <text:p>74.1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3352" calcext:value-type="float">
            <text:p>74.0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8008" calcext:value-type="float">
            <text:p>73.9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9888" calcext:value-type="float">
            <text:p>73.7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6256" calcext:value-type="float">
            <text:p>73.6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5672" calcext:value-type="float">
            <text:p>73.5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8784" calcext:value-type="float">
            <text:p>73.3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584" calcext:value-type="float">
            <text:p>73.2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9432" calcext:value-type="float">
            <text:p>73.1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2376" calcext:value-type="float">
            <text:p>73.1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8368" calcext:value-type="float">
            <text:p>73.0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6176" calcext:value-type="float">
            <text:p>73.0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7616" calcext:value-type="float">
            <text:p>73.1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6488" calcext:value-type="float">
            <text:p>73.2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0496" calcext:value-type="float">
            <text:p>73.3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1768" calcext:value-type="float">
            <text:p>73.5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7112" calcext:value-type="float">
            <text:p>73.6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2456" calcext:value-type="float">
            <text:p>73.7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732" calcext:value-type="float">
            <text:p>73.8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256" calcext:value-type="float">
            <text:p>73.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256" calcext:value-type="float">
            <text:p>73.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6896" calcext:value-type="float">
            <text:p>71.1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8984" calcext:value-type="float">
            <text:p>71.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2408" calcext:value-type="float">
            <text:p>71.0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6312" calcext:value-type="float">
            <text:p>71.0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364" calcext:value-type="float">
            <text:p>71.0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5728" calcext:value-type="float">
            <text:p>70.9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4392" calcext:value-type="float">
            <text:p>70.9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8296" calcext:value-type="float">
            <text:p>70.9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8296" calcext:value-type="float">
            <text:p>70.9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3536" calcext:value-type="float">
            <text:p>70.9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8776" calcext:value-type="float">
            <text:p>70.9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4872" calcext:value-type="float">
            <text:p>70.9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268" calcext:value-type="float">
            <text:p>70.9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5248" calcext:value-type="float">
            <text:p>70.9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3432" calcext:value-type="float">
            <text:p>70.8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3808" calcext:value-type="float">
            <text:p>70.8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8464" calcext:value-type="float">
            <text:p>70.7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7128" calcext:value-type="float">
            <text:p>70.7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5792" calcext:value-type="float">
            <text:p>70.7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2744" calcext:value-type="float">
            <text:p>70.7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6064" calcext:value-type="float">
            <text:p>70.6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0824" calcext:value-type="float">
            <text:p>70.6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2-22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452" calcext:value-type="float">
            <text:p>70.4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0344" calcext:value-type="float">
            <text:p>70.5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7296" calcext:value-type="float">
            <text:p>70.5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7296" calcext:value-type="float">
            <text:p>70.5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7296" calcext:value-type="float">
            <text:p>70.5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7296" calcext:value-type="float">
            <text:p>70.5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9488" calcext:value-type="float">
            <text:p>70.5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8152" calcext:value-type="float">
            <text:p>70.5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8152" calcext:value-type="float">
            <text:p>70.5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8152" calcext:value-type="float">
            <text:p>70.5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8152" calcext:value-type="float">
            <text:p>70.5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2056" calcext:value-type="float">
            <text:p>70.5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9008" calcext:value-type="float">
            <text:p>70.5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8528" calcext:value-type="float">
            <text:p>70.5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1096" calcext:value-type="float">
            <text:p>70.4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5856" calcext:value-type="float">
            <text:p>70.4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3664" calcext:value-type="float">
            <text:p>70.4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2808" calcext:value-type="float">
            <text:p>70.4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6712" calcext:value-type="float">
            <text:p>70.4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0616" calcext:value-type="float">
            <text:p>70.4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452" calcext:value-type="float">
            <text:p>70.4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1472" calcext:value-type="float">
            <text:p>70.4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7568" calcext:value-type="float">
            <text:p>70.4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3664" calcext:value-type="float">
            <text:p>70.4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8904" calcext:value-type="float">
            <text:p>70.4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2432" calcext:value-type="float">
            <text:p>70.5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6816" calcext:value-type="float">
            <text:p>70.5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8152" calcext:value-type="float">
            <text:p>70.5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9488" calcext:value-type="float">
            <text:p>70.5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5584" calcext:value-type="float">
            <text:p>70.5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1304" calcext:value-type="float">
            <text:p>70.6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9112" calcext:value-type="float">
            <text:p>70.6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9112" calcext:value-type="float">
            <text:p>70.6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692" calcext:value-type="float">
            <text:p>70.6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0824" calcext:value-type="float">
            <text:p>70.6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5584" calcext:value-type="float">
            <text:p>70.5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644" calcext:value-type="float">
            <text:p>70.5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644" calcext:value-type="float">
            <text:p>70.5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9488" calcext:value-type="float">
            <text:p>70.5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4728" calcext:value-type="float">
            <text:p>70.5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9968" calcext:value-type="float">
            <text:p>70.6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9968" calcext:value-type="float">
            <text:p>70.6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4352" calcext:value-type="float">
            <text:p>70.6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3496" calcext:value-type="float">
            <text:p>70.6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9592" calcext:value-type="float">
            <text:p>70.6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0928" calcext:value-type="float">
            <text:p>70.6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0072" calcext:value-type="float">
            <text:p>70.6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0072" calcext:value-type="float">
            <text:p>70.6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8632" calcext:value-type="float">
            <text:p>70.5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2056" calcext:value-type="float">
            <text:p>70.5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1576" calcext:value-type="float">
            <text:p>70.5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4144" calcext:value-type="float">
            <text:p>70.4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2808" calcext:value-type="float">
            <text:p>70.4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2808" calcext:value-type="float">
            <text:p>70.4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1952" calcext:value-type="float">
            <text:p>70.4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6336" calcext:value-type="float">
            <text:p>70.5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7672" calcext:value-type="float">
            <text:p>70.5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9488" calcext:value-type="float">
            <text:p>70.5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884" calcext:value-type="float">
            <text:p>70.7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4184" calcext:value-type="float">
            <text:p>70.8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2576" calcext:value-type="float">
            <text:p>70.9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7064" calcext:value-type="float">
            <text:p>70.9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5456" calcext:value-type="float">
            <text:p>71.0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6896" calcext:value-type="float">
            <text:p>71.1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8336" calcext:value-type="float">
            <text:p>71.2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1592" calcext:value-type="float">
            <text:p>71.4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6456" calcext:value-type="float">
            <text:p>71.4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3032" calcext:value-type="float">
            <text:p>71.5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3512" calcext:value-type="float">
            <text:p>71.5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0464" calcext:value-type="float">
            <text:p>71.5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9984" calcext:value-type="float">
            <text:p>71.4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4744" calcext:value-type="float">
            <text:p>71.4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036" calcext:value-type="float">
            <text:p>71.4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2072" calcext:value-type="float">
            <text:p>71.4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7688" calcext:value-type="float">
            <text:p>71.4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3304" calcext:value-type="float">
            <text:p>71.3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1968" calcext:value-type="float">
            <text:p>71.3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892" calcext:value-type="float">
            <text:p>71.3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892" calcext:value-type="float">
            <text:p>71.3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1968" calcext:value-type="float">
            <text:p>71.3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1968" calcext:value-type="float">
            <text:p>71.3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5016" calcext:value-type="float">
            <text:p>71.3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5016" calcext:value-type="float">
            <text:p>71.3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9776" calcext:value-type="float">
            <text:p>71.3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0632" calcext:value-type="float">
            <text:p>71.3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4536" calcext:value-type="float">
            <text:p>71.3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844" calcext:value-type="float">
            <text:p>71.3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5392" calcext:value-type="float">
            <text:p>71.3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9296" calcext:value-type="float">
            <text:p>71.3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1008" calcext:value-type="float">
            <text:p>71.3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9672" calcext:value-type="float">
            <text:p>71.2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8336" calcext:value-type="float">
            <text:p>71.2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9192" calcext:value-type="float">
            <text:p>71.2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604" calcext:value-type="float">
            <text:p>71.1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5664" calcext:value-type="float">
            <text:p>71.2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2616" calcext:value-type="float">
            <text:p>71.2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2616" calcext:value-type="float">
            <text:p>71.2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5664" calcext:value-type="float">
            <text:p>71.2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604" calcext:value-type="float">
            <text:p>71.1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4432" calcext:value-type="float">
            <text:p>71.2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3576" calcext:value-type="float">
            <text:p>71.2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3576" calcext:value-type="float">
            <text:p>71.2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6624" calcext:value-type="float">
            <text:p>71.2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9672" calcext:value-type="float">
            <text:p>71.2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4056" calcext:value-type="float">
            <text:p>71.3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844" calcext:value-type="float">
            <text:p>71.3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5872" calcext:value-type="float">
            <text:p>71.3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6352" calcext:value-type="float">
            <text:p>71.3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3784" calcext:value-type="float">
            <text:p>71.4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4264" calcext:value-type="float">
            <text:p>71.4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2552" calcext:value-type="float">
            <text:p>71.4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7792" calcext:value-type="float">
            <text:p>71.4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7792" calcext:value-type="float">
            <text:p>71.4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1696" calcext:value-type="float">
            <text:p>71.4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6456" calcext:value-type="float">
            <text:p>71.4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7312" calcext:value-type="float">
            <text:p>71.4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1216" calcext:value-type="float">
            <text:p>71.4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5976" calcext:value-type="float">
            <text:p>71.4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0736" calcext:value-type="float">
            <text:p>71.4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1112" calcext:value-type="float">
            <text:p>71.3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9776" calcext:value-type="float">
            <text:p>71.3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5392" calcext:value-type="float">
            <text:p>71.3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5392" calcext:value-type="float">
            <text:p>71.3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0152" calcext:value-type="float">
            <text:p>71.3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1008" calcext:value-type="float">
            <text:p>71.3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4912" calcext:value-type="float">
            <text:p>71.3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0528" calcext:value-type="float">
            <text:p>71.2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9192" calcext:value-type="float">
            <text:p>71.2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604" calcext:value-type="float">
            <text:p>71.1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9464" calcext:value-type="float">
            <text:p>71.1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412" calcext:value-type="float">
            <text:p>71.0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6584" calcext:value-type="float">
            <text:p>70.9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9048" calcext:value-type="float">
            <text:p>70.8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9696" calcext:value-type="float">
            <text:p>70.7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5104" calcext:value-type="float">
            <text:p>70.5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5376" calcext:value-type="float">
            <text:p>70.4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8696" calcext:value-type="float">
            <text:p>70.3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0304" calcext:value-type="float">
            <text:p>70.2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7152" calcext:value-type="float">
            <text:p>70.1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3144" calcext:value-type="float">
            <text:p>70.1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4752" calcext:value-type="float">
            <text:p>70.0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1224" calcext:value-type="float">
            <text:p>69.9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444" calcext:value-type="float">
            <text:p>69.8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208" calcext:value-type="float">
            <text:p>69.8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2248" calcext:value-type="float">
            <text:p>69.8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0536" calcext:value-type="float">
            <text:p>69.8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0912" calcext:value-type="float">
            <text:p>69.7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7384" calcext:value-type="float">
            <text:p>69.7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2896" calcext:value-type="float">
            <text:p>69.6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204" calcext:value-type="float">
            <text:p>69.6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0224" calcext:value-type="float">
            <text:p>69.6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4504" calcext:value-type="float">
            <text:p>69.5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6112" calcext:value-type="float">
            <text:p>69.4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4776" calcext:value-type="float">
            <text:p>69.4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3776" calcext:value-type="float">
            <text:p>69.0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2608" calcext:value-type="float">
            <text:p>68.8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7848" calcext:value-type="float">
            <text:p>68.8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9496" calcext:value-type="float">
            <text:p>69.1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2584" calcext:value-type="float">
            <text:p>69.4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8512" calcext:value-type="float">
            <text:p>69.6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4352" calcext:value-type="float">
            <text:p>70.6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1344" calcext:value-type="float">
            <text:p>70.9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6416" calcext:value-type="float">
            <text:p>71.1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7184" calcext:value-type="float">
            <text:p>71.9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5096" calcext:value-type="float">
            <text:p>72.0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4888" calcext:value-type="float">
            <text:p>71.8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9272" calcext:value-type="float">
            <text:p>71.8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6536" calcext:value-type="float">
            <text:p>72.1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9416" calcext:value-type="float">
            <text:p>72.2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1672" calcext:value-type="float">
            <text:p>72.0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2216" calcext:value-type="float">
            <text:p>71.8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9712" calcext:value-type="float">
            <text:p>71.6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6288" calcext:value-type="float">
            <text:p>71.6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3552" calcext:value-type="float">
            <text:p>71.8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5784" calcext:value-type="float">
            <text:p>72.1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7288" calcext:value-type="float">
            <text:p>72.0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5016" calcext:value-type="float">
            <text:p>71.3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5016" calcext:value-type="float">
            <text:p>71.3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5872" calcext:value-type="float">
            <text:p>71.3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4264" calcext:value-type="float">
            <text:p>71.4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6664" calcext:value-type="float">
            <text:p>71.6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0672" calcext:value-type="float">
            <text:p>71.6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6664" calcext:value-type="float">
            <text:p>71.6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9336" calcext:value-type="float">
            <text:p>71.6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4304" calcext:value-type="float">
            <text:p>71.7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1672" calcext:value-type="float">
            <text:p>72.0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5096" calcext:value-type="float">
            <text:p>72.0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9064" calcext:value-type="float">
            <text:p>71.7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4744" calcext:value-type="float">
            <text:p>71.4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9776" calcext:value-type="float">
            <text:p>71.3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1968" calcext:value-type="float">
            <text:p>71.3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4952" calcext:value-type="float">
            <text:p>71.6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4432" calcext:value-type="float">
            <text:p>71.2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3536" calcext:value-type="float">
            <text:p>70.9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8632" calcext:value-type="float">
            <text:p>70.5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0888" calcext:value-type="float">
            <text:p>70.3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7736" calcext:value-type="float">
            <text:p>70.2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4936" calcext:value-type="float">
            <text:p>70.7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6496" calcext:value-type="float">
            <text:p>71.7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8144" calcext:value-type="float">
            <text:p>72.0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18" calcext:value-type="float">
            <text:p>71.5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1592" calcext:value-type="float">
            <text:p>71.4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5872" calcext:value-type="float">
            <text:p>71.3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748" calcext:value-type="float">
            <text:p>71.2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412" calcext:value-type="float">
            <text:p>71.0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5832" calcext:value-type="float">
            <text:p>71.0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5496" calcext:value-type="float">
            <text:p>71.4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276" calcext:value-type="float">
            <text:p>71.6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9464" calcext:value-type="float">
            <text:p>71.1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2328" calcext:value-type="float">
            <text:p>70.4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6568" calcext:value-type="float">
            <text:p>70.0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9784" calcext:value-type="float">
            <text:p>69.8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6464" calcext:value-type="float">
            <text:p>70.0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06-24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20-02-19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2032" calcext:value-type="float">
            <text:p>74.9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3872" calcext:value-type="float">
            <text:p>74.4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8656" calcext:value-type="float">
            <text:p>73.8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772" calcext:value-type="float">
            <text:p>73.1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656" calcext:value-type="float">
            <text:p>72.6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5136" calcext:value-type="float">
            <text:p>72.3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8312" calcext:value-type="float">
            <text:p>71.8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7648" calcext:value-type="float">
            <text:p>71.0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548" calcext:value-type="float">
            <text:p>70.5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4752" calcext:value-type="float">
            <text:p>70.0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9096" calcext:value-type="float">
            <text:p>69.7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4712" calcext:value-type="float">
            <text:p>69.7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6528" calcext:value-type="float">
            <text:p>69.7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6528" calcext:value-type="float">
            <text:p>69.7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0496" calcext:value-type="float">
            <text:p>69.5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2568" calcext:value-type="float">
            <text:p>68.5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8184" calcext:value-type="float">
            <text:p>68.5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428" calcext:value-type="float">
            <text:p>68.5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2088" calcext:value-type="float">
            <text:p>68.5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428" calcext:value-type="float">
            <text:p>68.5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4824" calcext:value-type="float">
            <text:p>68.3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5576" calcext:value-type="float">
            <text:p>68.2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1776" calcext:value-type="float">
            <text:p>68.3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0336" calcext:value-type="float">
            <text:p>68.2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5848" calcext:value-type="float">
            <text:p>68.1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6664" calcext:value-type="float">
            <text:p>67.7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2-2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4008" calcext:value-type="float">
            <text:p>68.6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1048" calcext:value-type="float">
            <text:p>67.8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7832" calcext:value-type="float">
            <text:p>67.9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472" calcext:value-type="float">
            <text:p>68.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7704" calcext:value-type="float">
            <text:p>68.4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4864" calcext:value-type="float">
            <text:p>68.6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9832" calcext:value-type="float">
            <text:p>68.7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7576" calcext:value-type="float">
            <text:p>68.9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6344" calcext:value-type="float">
            <text:p>69.0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7784" calcext:value-type="float">
            <text:p>69.1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7952" calcext:value-type="float">
            <text:p>68.9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292" calcext:value-type="float">
            <text:p>69.0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1688" calcext:value-type="float">
            <text:p>69.1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6968" calcext:value-type="float">
            <text:p>69.4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5672" calcext:value-type="float">
            <text:p>69.7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9784" calcext:value-type="float">
            <text:p>69.8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6776" calcext:value-type="float">
            <text:p>70.2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0656" calcext:value-type="float">
            <text:p>70.7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8608" calcext:value-type="float">
            <text:p>71.1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0088" calcext:value-type="float">
            <text:p>71.5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9856" calcext:value-type="float">
            <text:p>71.9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572" calcext:value-type="float">
            <text:p>72.4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3712" calcext:value-type="float">
            <text:p>73.1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6152" calcext:value-type="float">
            <text:p>73.6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7464" calcext:value-type="float">
            <text:p>74.1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9048" calcext:value-type="float">
            <text:p>74.6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9272" calcext:value-type="float">
            <text:p>75.7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844" calcext:value-type="float">
            <text:p>75.1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2264" calcext:value-type="float">
            <text:p>74.5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924" calcext:value-type="float">
            <text:p>73.9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5776" calcext:value-type="float">
            <text:p>73.6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828" calcext:value-type="float">
            <text:p>73.8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4976" calcext:value-type="float">
            <text:p>74.8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5792" calcext:value-type="float">
            <text:p>74.5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7776" calcext:value-type="float">
            <text:p>74.4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4624" calcext:value-type="float">
            <text:p>74.3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6272" calcext:value-type="float">
            <text:p>74.5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7064" calcext:value-type="float">
            <text:p>74.8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4912" calcext:value-type="float">
            <text:p>75.1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9672" calcext:value-type="float">
            <text:p>75.0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6496" calcext:value-type="float">
            <text:p>75.5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0152" calcext:value-type="float">
            <text:p>75.1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1888" calcext:value-type="float">
            <text:p>74.5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5168" calcext:value-type="float">
            <text:p>74.1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4312" calcext:value-type="float">
            <text:p>74.1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6088" calcext:value-type="float">
            <text:p>73.8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6048" calcext:value-type="float">
            <text:p>73.5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584" calcext:value-type="float">
            <text:p>73.2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7136" calcext:value-type="float">
            <text:p>73.0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2752" calcext:value-type="float">
            <text:p>73.0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6576" calcext:value-type="float">
            <text:p>72.4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5176" calcext:value-type="float">
            <text:p>72.6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4048" calcext:value-type="float">
            <text:p>72.7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8768" calcext:value-type="float">
            <text:p>72.4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3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8392" calcext:value-type="float">
            <text:p>72.4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7952" calcext:value-type="float">
            <text:p>72.7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2-1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052" calcext:value-type="float">
            <text:p>72.7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4464" calcext:value-type="float">
            <text:p>73.0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6008" calcext:value-type="float">
            <text:p>73.2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1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2352" calcext:value-type="float">
            <text:p>73.6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1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5816" calcext:value-type="float">
            <text:p>73.9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8696" calcext:value-type="float">
            <text:p>74.1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3352" calcext:value-type="float">
            <text:p>74.0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1328" calcext:value-type="float">
            <text:p>73.8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9592" calcext:value-type="float">
            <text:p>74.4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4016" calcext:value-type="float">
            <text:p>74.8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5872" calcext:value-type="float">
            <text:p>75.1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7144" calcext:value-type="float">
            <text:p>75.4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4992" calcext:value-type="float">
            <text:p>75.7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7184" calcext:value-type="float">
            <text:p>75.7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11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7632" calcext:value-type="float">
            <text:p>77.8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5192" calcext:value-type="float">
            <text:p>77.3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3584" calcext:value-type="float">
            <text:p>77.4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4064" calcext:value-type="float">
            <text:p>77.4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07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6536" calcext:value-type="float">
            <text:p>75.9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8368" calcext:value-type="float">
            <text:p>73.0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02-01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8304" calcext:value-type="float">
            <text:p>73.2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6152" calcext:value-type="float">
            <text:p>73.6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0664" calcext:value-type="float">
            <text:p>73.1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3104" calcext:value-type="float">
            <text:p>73.6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12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5168" calcext:value-type="float">
            <text:p>74.1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4808" calcext:value-type="float">
            <text:p>75.0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3864" calcext:value-type="float">
            <text:p>75.8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12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3256" calcext:value-type="float">
            <text:p>76.3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0888" calcext:value-type="float">
            <text:p>77.9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1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7008" calcext:value-type="float">
            <text:p>77.4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11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348" calcext:value-type="float">
            <text:p>77.3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6904" calcext:value-type="float">
            <text:p>77.3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10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10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9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34" calcext:value-type="float">
            <text:p>76.7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5928" calcext:value-type="float">
            <text:p>76.3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3976" calcext:value-type="float">
            <text:p>78.2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172" calcext:value-type="float">
            <text:p>78.5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3224" calcext:value-type="float">
            <text:p>78.3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0744" calcext:value-type="float">
            <text:p>77.5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276" calcext:value-type="float">
            <text:p>75.4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2952" calcext:value-type="float">
            <text:p>74.6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168" calcext:value-type="float">
            <text:p>74.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0952" calcext:value-type="float">
            <text:p>73.9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8928" calcext:value-type="float">
            <text:p>73.7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7488" calcext:value-type="float">
            <text:p>73.6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7824" calcext:value-type="float">
            <text:p>73.2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6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1288" calcext:value-type="float">
            <text:p>73.5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3936" calcext:value-type="float">
            <text:p>74.1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8904" calcext:value-type="float">
            <text:p>74.2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784" calcext:value-type="float">
            <text:p>74.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8024" calcext:value-type="float">
            <text:p>74.8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1976" calcext:value-type="float">
            <text:p>73.7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3168" calcext:value-type="float">
            <text:p>73.3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3584" calcext:value-type="float">
            <text:p>73.6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8824" calcext:value-type="float">
            <text:p>73.6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4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252" calcext:value-type="float">
            <text:p>73.5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4544" calcext:value-type="float">
            <text:p>73.6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8928" calcext:value-type="float">
            <text:p>73.7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3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7992" calcext:value-type="float">
            <text:p>73.0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6-02-03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1632" calcext:value-type="float">
            <text:p>71.7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5-01-2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4-02-05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3656" calcext:value-type="float">
            <text:p>71.9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0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7744" calcext:value-type="float">
            <text:p>68.8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0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3024" calcext:value-type="float">
            <text:p>65.3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6928" calcext:value-type="float">
            <text:p>65.3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0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98" calcext:value-type="float">
            <text:p>70.7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0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1888" calcext:value-type="float">
            <text:p>70.7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452" calcext:value-type="float">
            <text:p>66.6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8016" calcext:value-type="float">
            <text:p>64.8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0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9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9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9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9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4384" calcext:value-type="float">
            <text:p>53.3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9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9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9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8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8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8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8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8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7256" calcext:value-type="float">
            <text:p>70.2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8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2224" calcext:value-type="float">
            <text:p>66.5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7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408" calcext:value-type="float">
            <text:p>66.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7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6464" calcext:value-type="float">
            <text:p>62.3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7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7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7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6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6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716" calcext:value-type="float">
            <text:p>64.9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6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6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6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6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6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8912" calcext:value-type="float">
            <text:p>57.5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6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7048" calcext:value-type="float">
            <text:p>51.0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5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5784" calcext:value-type="float">
            <text:p>49.3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5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5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5416" calcext:value-type="float">
            <text:p>47.9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5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5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6701</text:p>
          </table:table-cell>
          <table:table-cell office:value-type="string" calcext:value-type="string">
            <text:p>King Ranch Rancho Verde Recorder</text:p>
          </table:table-cell>
          <table:table-cell office:value-type="string" calcext:value-type="string">
            <text:p>195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02" meta:object-count="0"/>
    <meta:user-defined meta:name="AppVersion">3.0</meta:user-defined>
  </office:meta>
</office:document-meta>
</file>